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, monospace"/>
    <style:font-face style:name="Droid Sans Mono" svg:font-family="'Droid Sans Mono', 'Lucida Console', 'Andale Mono', 'Courier New', Courier, monospace"/>
    <style:font-face style:name="Mangal1" svg:font-family="Mangal"/>
    <style:font-face style:name="Menlo" svg:font-family="Menlo, Monaco, Consolas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408cm" fo:margin-left="2.858cm" fo:margin-right="6.735cm" table:align="margins"/>
    </style:style>
    <style:style style:name="Tableau1.A" style:family="table-column">
      <style:table-column-properties style:column-width="7.408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style:line-height-at-least="0.318cm" fo:widows="1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widows="1"/>
      <style:text-properties fo:font-variant="normal" fo:text-transform="none" fo:color="#000000" fo:font-size="9pt" fo:letter-spacing="normal" fo:font-style="normal" fo:font-weight="normal"/>
    </style:style>
    <style:style style:name="P6" style:family="paragraph" style:parent-style-name="Preformatted_20_Text">
      <style:paragraph-properties style:line-height-at-least="0.318cm" fo:widows="1"/>
      <style:text-properties fo:font-variant="normal" fo:text-transform="none" fo:color="#000000" style:font-name="Droid Sans Mono" fo:font-size="9pt" fo:letter-spacing="normal" fo:font-style="normal" fo:font-weight="normal"/>
    </style:style>
    <style:style style:name="P7" style:family="paragraph" style:parent-style-name="Preformatted_20_Text">
      <style:paragraph-properties style:line-height-at-least="0.318cm" fo:widows="1"/>
    </style:style>
    <style:style style:name="P8" style:family="paragraph" style:parent-style-name="Preformatted_20_Text">
      <style:paragraph-properties fo:widows="1"/>
    </style:style>
    <style:style style:name="P9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margin-left="0cm" fo:margin-right="0cm" style:line-height-at-least="0.318cm" fo:widows="1" fo:text-indent="0cm" style:auto-text-indent="false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left="0cm" fo:margin-right="0cm" fo:margin-top="0.397cm" fo:margin-bottom="0.397cm" fo:line-height="100%" fo:widows="1" fo:text-indent="0cm" style:auto-text-indent="false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margin-left="0cm" fo:margin-right="0cm" fo:margin-top="0.397cm" fo:margin-bottom="0.397cm" fo:line-height="100%" fo:widows="1" fo:text-indent="0cm" style:auto-text-indent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margin-top="0.397cm" fo:margin-bottom="0.397cm" fo:line-height="100%" fo:widows="1" fo:text-indent="0cm" style:auto-text-indent="false"/>
    </style:style>
    <style:style style:name="P14" style:family="paragraph" style:parent-style-name="Preformatted_20_Text">
      <style:paragraph-properties fo:margin-top="0cm" fo:margin-bottom="0.499cm" fo:widows="1"/>
      <style:text-properties fo:font-variant="normal" fo:text-transform="none" fo:color="#000000" fo:letter-spacing="normal"/>
    </style:style>
    <style:style style:name="P15" style:family="paragraph" style:parent-style-name="Preformatted_20_Text">
      <style:paragraph-properties loext:contextual-spacing="false" fo:margin-top="0cm" fo:margin-bottom="0.499cm" fo:widows="1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loext:contextual-spacing="false" fo:margin-top="0cm" fo:margin-bottom="0.499cm" fo:widows="1"/>
      <style:text-properties fo:font-variant="normal" fo:text-transform="none" fo:color="#000000" fo:letter-spacing="normal" fo:font-style="normal" fo:font-weight="normal"/>
    </style:style>
    <style:style style:name="P17" style:family="paragraph" style:parent-style-name="Preformatted_20_Text">
      <style:paragraph-properties fo:margin-top="0cm" fo:margin-bottom="0.499cm" style:line-height-at-least="0.318cm" fo:widows="1"/>
      <style:text-properties fo:font-variant="normal" fo:text-transform="none" fo:color="#000000" fo:letter-spacing="normal"/>
    </style:style>
    <style:style style:name="P18" style:family="paragraph" style:parent-style-name="Preformatted_20_Text">
      <style:paragraph-properties loext:contextual-spacing="false" fo:margin-top="0cm" fo:margin-bottom="0.499cm" style:line-height-at-least="0.318cm" fo:widows="1"/>
      <style:text-properties fo:font-variant="normal" fo:text-transform="none" fo:color="#000000" fo:letter-spacing="normal"/>
    </style:style>
    <style:style style:name="P19" style:family="paragraph" style:parent-style-name="Preformatted_20_Text">
      <style:paragraph-properties loext:contextual-spacing="false" fo:margin-top="0cm" fo:margin-bottom="0.499cm" style:line-height-at-least="0.318cm" fo:widows="1"/>
      <style:text-properties fo:font-variant="normal" fo:text-transform="none" fo:color="#000000" style:font-name="Droid Sans Mono" fo:font-size="9pt" fo:letter-spacing="normal" fo:font-style="normal" fo:font-weight="normal"/>
    </style:style>
    <style:style style:name="P20" style:family="paragraph" style:parent-style-name="Preformatted_20_Text">
      <style:paragraph-properties fo:margin-top="0cm" fo:margin-bottom="0.265cm" fo:line-height="142%" fo:widows="1" fo:padding="0.238cm" fo:border="0.002cm solid #d4d4d4"/>
      <style:text-properties fo:font-variant="normal" fo:text-transform="none" fo:color="#000000" fo:letter-spacing="normal"/>
    </style:style>
    <style:style style:name="P21" style:family="paragraph" style:parent-style-name="Preformatted_20_Text">
      <style:paragraph-properties fo:margin-top="0cm" fo:margin-bottom="0.265cm" fo:line-height="142%" fo:widows="1" fo:padding="0.238cm" fo:border="0.002cm solid #d4d4d4"/>
      <style:text-properties fo:font-variant="normal" fo:text-transform="none" fo:color="#000000" style:font-name="Menlo" fo:font-size="9.75pt" fo:letter-spacing="normal" fo:font-style="normal" fo:font-weight="normal"/>
    </style:style>
    <style:style style:name="P22" style:family="paragraph" style:parent-style-name="Preformatted_20_Text">
      <style:paragraph-properties fo:margin-top="0.397cm" fo:margin-bottom="0.397cm" fo:widows="1"/>
      <style:text-properties fo:font-variant="normal" fo:text-transform="none" fo:color="#000000" fo:letter-spacing="normal"/>
    </style:style>
    <style:style style:name="P23" style:family="paragraph" style:parent-style-name="Preformatted_20_Text">
      <style:paragraph-properties fo:margin-top="0.397cm" fo:margin-bottom="0.397cm" fo:widows="1"/>
      <style:text-properties fo:font-variant="normal" fo:text-transform="none" fo:color="#000000" style:font-name="monospace" fo:font-size="9.75pt" fo:letter-spacing="normal" fo:font-style="normal" fo:font-weight="normal"/>
    </style:style>
    <style:style style:name="P24" style:family="paragraph" style:parent-style-name="Preformatted_20_Text">
      <style:paragraph-properties style:line-height-at-least="0.318cm" fo:widows="1"/>
      <style:text-properties fo:font-variant="normal" fo:text-transform="none" fo:color="#000000" style:font-name="Droid Sans Mono" fo:font-size="9pt" fo:letter-spacing="normal" fo:font-style="normal" fo:font-weight="normal"/>
    </style:style>
    <style:style style:name="P25" style:family="paragraph" style:parent-style-name="Preformatted_20_Text">
      <style:paragraph-properties fo:widows="1"/>
      <style:text-properties fo:font-variant="normal" fo:text-transform="none" fo:color="#000000" style:font-name="Courier New" fo:font-size="9.75pt" fo:letter-spacing="normal" fo:font-style="normal" fo:font-weight="normal"/>
    </style:style>
    <style:style style:name="P26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27" style:family="paragraph" style:parent-style-name="Preformatted_20_Text">
      <style:paragraph-properties fo:margin-top="0cm" fo:margin-bottom="0.499cm" fo:widows="1"/>
      <style:text-properties fo:font-variant="normal" fo:text-transform="none" fo:color="#000000" fo:letter-spacing="normal" fo:font-style="normal" fo:font-weight="normal"/>
    </style:style>
    <style:style style:name="P28" style:family="paragraph" style:parent-style-name="Preformatted_20_Text">
      <style:paragraph-properties loext:contextual-spacing="false" fo:margin-top="0cm" fo:margin-bottom="0.499cm" fo:widows="1"/>
      <style:text-properties fo:font-variant="normal" fo:text-transform="none" fo:color="#000000" fo:letter-spacing="normal" fo:font-style="normal" fo:font-weight="normal"/>
    </style:style>
    <style:style style:name="P29" style:family="paragraph" style:parent-style-name="Preformatted_20_Text">
      <style:paragraph-properties fo:margin-top="0cm" fo:margin-bottom="0.499cm" fo:widows="1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style:font-name="Droid Sans Mono" fo:font-size="9pt" fo:font-style="normal" fo:font-weight="normal"/>
    </style:style>
    <style:style style:name="T3" style:family="text">
      <style:text-properties style:font-name="Courier New" fo:font-size="9.75pt" fo:font-style="normal" fo:font-weight="normal"/>
    </style:style>
    <style:style style:name="T4" style:family="text">
      <style:text-properties style:font-name="Menlo" fo:font-size="9.75pt" fo:font-style="normal" fo:font-weight="normal"/>
    </style:style>
    <style:style style:name="T5" style:family="text">
      <style:text-properties fo:font-size="9pt" fo:font-style="normal" fo:font-weight="normal"/>
    </style:style>
    <style:style style:name="T6" style:family="text">
      <style:text-properties style:font-name="monospace" fo:font-size="9.7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12"/><text:span text:style-name="T1">.-.</text:span></text:p>
      <text:p text:style-name="P2"><text:s text:c="11"/><text:span text:style-name="T1">[.-''-.,</text:span></text:p>
      <text:p text:style-name="P2"><text:s text:c="11"/><text:span text:style-name="T1">| <text:s/>//`~\)</text:span></text:p>
      <text:p text:style-name="P2"><text:s text:c="11"/><text:span text:style-name="T1">( | 0\0| _</text:span></text:p>
      <text:p text:style-name="P2"><text:s text:c="11"/><text:span text:style-name="T1">";\ <text:s/>_"/ \\_ _,</text:span></text:p>
      <text:p text:style-name="P2"><text:s text:c="10"/><text:span text:style-name="T1">__\|'._/_ <text:s/>\ '='-,</text:span></text:p>
      <text:p text:style-name="P2"><text:s text:c="9"/><text:span text:style-name="T1">/\ \ <text:s text:c="3"/>|| )_///_\&gt;&gt;</text:span></text:p>
      <text:p text:style-name="P2"><text:s text:c="8"/><text:span text:style-name="T1">( <text:s/>'._ T |\ | _/),-'</text:span></text:p>
      <text:p text:style-name="P2"><text:s text:c="9"/><text:span text:style-name="T1">'. <text:s text:c="2"/>'._.-' /'/ |</text:span></text:p>
      <text:p text:style-name="P2"><text:s text:c="9"/><text:span text:style-name="T1">| '._ <text:s text:c="2"/>_.'`-.._/</text:span></text:p>
      <text:p text:style-name="P2"><text:s text:c="6"/><text:span text:style-name="T1"><text:s text:c="3"/>,\ / '-' |/</text:span></text:p>
      <text:p text:style-name="P2"><text:s text:c="9"/><text:span text:style-name="T1">[_/\-----j</text:span></text:p>
      <text:p text:style-name="P2"><text:s text:c="4"/><text:span text:style-name="T1">_.--.__[_.--'_\__</text:span></text:p>
      <text:p text:style-name="P2"><text:s text:c="3"/><text:span text:style-name="T1">/ <text:s text:c="8"/>`--' <text:s text:c="3"/>'---._</text:span></text:p>
      <text:p text:style-name="P2"><text:s text:c="2"/><text:span text:style-name="T1">/ <text:s/>'---. <text:s/>-'. .' <text:s/>_.-- <text:s text:c="2"/>'.</text:span></text:p>
      <text:p text:style-name="P2"><text:s text:c="2"/><text:span text:style-name="T1">\_ <text:s text:c="5"/>'--.___ _;.-o <text:s text:c="4"/>/</text:span></text:p>
      <text:p text:style-name="P15"><text:s text:c="4"/><text:span text:style-name="T1">'.__ ___/______.__8----'</text:span></text:p>
      <text:p text:style-name="Text_20_body"><text:line-break/>Alawak</text:p>
      <text:p text:style-name="Text_20_body"/>
      <text:p text:style-name="Preformatted_20_Text"/>
      <text:p text:style-name="Preformatted_20_Text"/>
      <text:p text:style-name="Preformatted_20_Text"/>
      <text:p text:style-name="P2"><text:s text:c="19"/><text:span text:style-name="T1">,~.</text:span></text:p>
      <text:p text:style-name="P2"><text:s text:c="16"/><text:span text:style-name="T1">,-'__ `-,</text:span></text:p>
      <text:p text:style-name="P2"><text:s text:c="15"/><text:span text:style-name="T1">{,-' <text:s/>`. } <text:s text:c="13"/>,')</text:span></text:p>
      <text:p text:style-name="P2"><text:s text:c="14"/><text:span text:style-name="T1">,( a ) <text:s text:c="2"/>`-.__ <text:s text:c="8"/>,',')~,</text:span></text:p>
      <text:p text:style-name="P2"><text:s text:c="13"/><text:span text:style-name="T1">&lt;=.) ( <text:s text:c="8"/>`-.__,==' ' ' '}</text:span></text:p>
      <text:p text:style-name="P2"><text:s text:c="15"/><text:span text:style-name="T1">( <text:s text:c="2"/>) <text:s text:c="21"/>/</text:span></text:p>
      <text:p text:style-name="P2"><text:s text:c="16"/><text:span text:style-name="T1">`-'\ <text:s text:c="2"/>, <text:s text:c="17"/>)</text:span></text:p>
      <text:p text:style-name="P2"><text:s text:c="20"/><text:span text:style-name="T1">| <text:s/>\ <text:s text:c="7"/>`~. <text:s text:c="5"/>/</text:span></text:p>
      <text:p text:style-name="P2"><text:s text:c="20"/><text:span text:style-name="T1">\ <text:s text:c="2"/>`._ <text:s text:c="7"/>\ <text:s text:c="3"/>/</text:span></text:p>
      <text:p text:style-name="P2"><text:s text:c="21"/><text:span text:style-name="T1">\ <text:s text:c="4"/>`._____,' <text:s text:c="2"/>/</text:span></text:p>
      <text:p text:style-name="P2"><text:s text:c="22"/><text:span text:style-name="T1">`-. <text:s text:c="11"/>,'</text:span></text:p>
      <text:p text:style-name="P2"><text:s text:c="25"/><text:span text:style-name="T1">`-. <text:s text:c="5"/>,-'</text:span></text:p>
      <text:p text:style-name="P2"><text:s text:c="28"/><text:span text:style-name="T1">`~~~~'</text:span></text:p>
      <text:p text:style-name="P2"><text:s text:c="28"/><text:span text:style-name="T1">//_||</text:span></text:p>
      <text:p text:style-name="P2"><text:s text:c="25"/><text:span text:style-name="T1">__//--'/` <text:s text:c="9"/></text:span></text:p>
      <text:p text:style-name="P2"><text:s text:c="23"/><text:span text:style-name="T1">,--'/` <text:s/>'</text:span></text:p>
      <text:p text:style-name="P15"><text:s text:c="26"/><text:span text:style-name="T1">'</text:span></text:p>
      <text:p text:style-name="Text_20_body">Poulet</text:p>
      <text:p text:style-name="Preformatted_20_Text"/>
      <text:p text:style-name="Preformatted_20_Text"/>
      <text:p text:style-name="Preformatted_20_Text"/>
      <text:p text:style-name="Preformatted_20_Text"/>
      <text:p text:style-name="P2"><text:s text:c="12"/><text:span text:style-name="T1">. <text:s text:c="7"/>+ <text:s text:c="9"/>. <text:s text:c="5"/>. <text:s text:c="9"/>.</text:span></text:p>
      <text:p text:style-name="P2"><text:s text:c="5"/><text:span text:style-name="T1">. <text:s text:c="11"/>_ <text:s text:c="7"/>. <text:s text:c="19"/>.</text:span></text:p>
      <text:p text:style-name="P2"><text:s text:c="2"/><text:span text:style-name="T1">, <text:s text:c="13"/>/;-._,-.____ <text:s text:c="7"/>,-----.__</text:span></text:p>
      <text:p text:style-name="P2"><text:s text:c="3"/><text:span text:style-name="T1"><text:s text:c="8"/>. <text:s text:c="3"/>(_:#::_.:::. `-._ <text:s text:c="2"/>/:, /-._, `._,</text:span></text:p>
      <text:p text:style-name="P2"><text:s text:c="2"/><text:span text:style-name="T1">` <text:s text:c="16"/>\ <text:s text:c="2"/>_|`"=:_::.`.); <text:s/>\ __/ /</text:span></text:p>
      <text:p text:style-name="P2"><text:s text:c="22"/><text:span text:style-name="T1">, <text:s text:c="3"/>`./ <text:s/>\:. `. <text:s text:c="2"/>)==-' <text:s/>.</text:span></text:p>
      <text:p text:style-name="P2"><text:s text:c="4"/><text:span text:style-name="T1">. <text:s text:c="5"/>., ,-=-. <text:s/>,\, +#./` <text:s text:c="2"/>\:. <text:s/>/ / <text:s text:c="10"/>.</text:span></text:p>
      <text:p text:style-name="P3">. <text:s text:c="10"/>\/:/`-' , ,\ '` ` ` <text:s text:c="2"/>): , /_ <text:s/>-o</text:p>
      <text:p text:style-name="P2"><text:s text:c="7"/><text:span text:style-name="T1">. <text:s text:c="3"/>/:+- - + +- : :- + + -:' <text:s/>/(o-) \) <text:s text:c="4"/>.</text:span></text:p>
      <text:p text:style-name="P2"><text:s text:c="2"/><text:span text:style-name="T1">. <text:s text:c="5"/>,=': <text:s/>\ <text:s text:c="3"/>` `/` ' , , ,:' `'--".--"---._/`7</text:span></text:p>
      <text:p text:style-name="P2"><text:s text:c="3"/><text:span text:style-name="T1">`. <text:s text:c="2"/>( <text:s text:c="3"/>\: \,-._` ` + '\, ," <text:s text:c="2"/>_,--._,---":.__/</text:span></text:p>
      <text:p text:style-name="P2"><text:s text:c="14"/><text:span text:style-name="T1">\: <text:s/>` <text:s/>X` _| _,\/' <text:s text:c="2"/>.-'</text:span></text:p>
      <text:p text:style-name="P3">. <text:s text:c="14"/>":._:`\____ <text:s/>/:' <text:s/>/ <text:s text:c="5"/>. <text:s text:c="10"/>.</text:p>
      <text:p text:style-name="P2"><text:soft-page-break/><text:s text:c="20"/><text:span text:style-name="T1">\::. <text:s/>:\/:' <text:s/>/ <text:s text:c="13"/>+</text:span></text:p>
      <text:p text:style-name="P2"><text:s text:c="3"/><text:span text:style-name="T1">. <text:s text:c="16"/>`.:. <text:s/>/:' <text:s/>} <text:s text:c="5"/>.</text:span></text:p>
      <text:p text:style-name="P2"><text:s text:c="11"/><text:span text:style-name="T1">. <text:s text:c="10"/>):__:; __\ <text:s text:c="10"/>.</text:span></text:p>
      <text:p text:style-name="P2"><text:s text:c="22"/><text:span text:style-name="T1">/:.</text:span><text:span text:style-name="T1">(•) (•)</text:span><text:span text:style-name="T1">|</text:span></text:p>
      <text:p text:style-name="P2"><text:s text:c="19"/><text:span text:style-name="T1">. (|::. <text:s/></text:span><text:span text:style-name="T1">|</text:span><text:span text:style-name="T1"> <text:s/>,` <text:s text:c="17"/>.</text:span></text:p>
      <text:p text:style-name="P2"><text:s text:c="5"/><text:span text:style-name="T1">. <text:s text:c="15"/>|::. _</text:span><text:span text:style-name="T1">__</text:span><text:span text:style-name="T1"> {\</text:span></text:p>
      <text:p text:style-name="P2"><text:s text:c="22"/><text:span text:style-name="T1">|::.\ <text:s/>\ `.</text:span></text:p>
      <text:p text:style-name="P2"><text:s text:c="22"/><text:span text:style-name="T1">|:::(\ <text:s text:c="3"/>|</text:span></text:p>
      <text:p text:style-name="P2"><text:s text:c="14"/><text:span text:style-name="T1">O <text:s text:c="6"/>|:::/{ } <text:s/>| <text:s text:c="17"/>(o</text:span></text:p>
      <text:p text:style-name="P2"><text:s text:c="15"/><text:span text:style-name="T1">) <text:s/>___/#\::`/ (O "==._____ <text:s text:c="2"/>O, (O <text:s/>/`</text:span></text:p>
      <text:p text:style-name="P2"><text:s text:c="10"/><text:span text:style-name="T1">~~~w/w~"~~,\` `:/,-(~`"~~~~~~~~"~o~\~/~w|/~</text:span></text:p>
      <text:p text:style-name="P16"><text:s text:c="3"/>~~~~~~~~~~~~~~~~~~~~~~~\\W~~~~~~~~~~~~\|/~~</text:p>
      <text:p text:style-name="Text_20_body">Jomo</text:p>
      <text:p text:style-name="Text_20_body"/>
      <text:p text:style-name="P1"><text:s text:c="13"/><text:span text:style-name="T1">..-.--..</text:span></text:p>
      <text:p text:style-name="P2"><text:s text:c="11"/><text:span text:style-name="T1">,','.-`.-.`.</text:span></text:p>
      <text:p text:style-name="P2"><text:s text:c="10"/><text:span text:style-name="T1">:.',;' <text:s text:c="4"/>`.\.</text:span></text:p>
      <text:p text:style-name="P2"><text:s text:c="10"/><text:span text:style-name="T1">||//----,-.--\|</text:span></text:p>
      <text:p text:style-name="P2"><text:s text:c="8"/><text:span text:style-name="T1">\`:|/-----`-'--||'/</text:span></text:p>
      <text:p text:style-name="P2"><text:s text:c="9"/><text:span text:style-name="T1">\\|: <text:s/>&lt;a&gt; <text:s/>&lt;a&gt;|:'</text:span></text:p>
      <text:p text:style-name="P2"><text:s text:c="10"/><text:span text:style-name="T1">`|| <text:s text:c="5"/>\ <text:s text:c="2"/>|!</text:span></text:p>
      <text:p text:style-name="P2"><text:s text:c="10"/><text:span text:style-name="T1">|!| <text:s text:c="9"/>;|</text:span></text:p>
      <text:p text:style-name="P2"><text:s text:c="10"/><text:span text:style-name="T1">!||:. <text:s text:c="2"/>-- <text:s/>/|!</text:span></text:p>
      <text:p text:style-name="P2"><text:s text:c="9"/><text:span text:style-name="T1">/||!||:.___.|!||\</text:span></text:p>
      <text:p text:style-name="P2"><text:s text:c="8"/><text:span text:style-name="T1">/|!|||!| <text:s text:c="3"/>|!||!\\:.</text:span></text:p>
      <text:p text:style-name="P2"><text:s text:c="5"/><text:span text:style-name="T1">,'//!||!||!`._.||!||,:\\\</text:span></text:p>
      <text:p text:style-name="P2"><text:s text:c="4"/><text:span text:style-name="T1">: :: |!|||!| <text:s text:c="3"/>|!||! |!::</text:span></text:p>
      <text:p text:style-name="P2"><text:s text:c="4"/><text:span text:style-name="T1">| |! !||!|||`---!|!|| ||!|</text:span></text:p>
      <text:p text:style-name="P15"><text:s text:c="4"/><text:span text:style-name="T1">| || |!|||!| <text:s text:c="3"/>|!||! |!||</text:span></text:p>
      <text:p text:style-name="Text_20_body">Elfe</text:p>
      <text:p text:style-name="P1"/>
      <text:p text:style-name="P1"/>
      <text:p text:style-name="P1"/>
      <text:p text:style-name="P1"/>
      <text:p text:style-name="P1"><text:s text:c="14"/><text:span text:style-name="T1">_ <text:s text:c="11"/>_.,----,</text:span></text:p>
      <text:p text:style-name="P2"><text:s text:c="3"/><text:span text:style-name="T1">__ <text:s/>_.-._ / '-. <text:s text:c="7"/>- <text:s/>,._ <text:s/>\) </text:span></text:p>
      <text:p text:style-name="P2"><text:s text:c="2"/><text:span text:style-name="T1">| <text:s/>`-)_ <text:s text:c="2"/>'-. <text:s text:c="2"/>\ <text:s text:c="6"/>/ &lt; _ )/" }</text:span></text:p>
      <text:p text:style-name="P2"><text:s text:c="2"/><text:span text:style-name="T1">/__ <text:s text:c="3"/>'-. <text:s text:c="2"/>\ <text:s text:c="2"/>'-, ___(c-(6)=(6)</text:span></text:p>
      <text:p text:style-name="P2"><text:s text:c="3"/><text:span text:style-name="T1">, `'. <text:s text:c="3"/>`._ '. <text:s/>_,' <text:s text:c="2"/>&gt;\ <text:s text:c="3"/>" <text:s/>)</text:span></text:p>
      <text:p text:style-name="P2"><text:s text:c="3"/><text:span text:style-name="T1">:;;,,'-._ <text:s text:c="2"/>'---' ( <text:s/>( "/`. -='/</text:span></text:p>
      <text:p text:style-name="P2"><text:s text:c="2"/><text:span text:style-name="T1">;:;;:;;, <text:s/>'..__ <text:s text:c="3"/>,`-.`)'- '--'</text:span></text:p>
      <text:p text:style-name="P2"><text:s text:c="2"/><text:span text:style-name="T1">;';:;;;;;'-._ /'._| <text:s text:c="2"/>Y/ <text:s text:c="2"/>_/' \</text:span></text:p>
      <text:p text:style-name="P2"><text:s text:c="8"/><text:span text:style-name="T1">'''"._ F <text:s text:c="3"/>| <text:s/>_/ _.'._ <text:s text:c="2"/>`\</text:span></text:p>
      <text:p text:style-name="P2"><text:s text:c="15"/><text:span text:style-name="T1">L <text:s text:c="3"/>\ <text:s text:c="2"/>\/ <text:s text:c="4"/>'._ <text:s/>\</text:span></text:p>
      <text:p text:style-name="P2"><text:s text:c="8"/><text:span text:style-name="T1">.-,-,_ | <text:s text:c="4"/>`. <text:s/>`'---, <text:s/>\_ _|</text:span></text:p>
      <text:p text:style-name="P2"><text:s text:c="8"/><text:span text:style-name="T1">// <text:s text:c="3"/>'L <text:s text:c="3"/>/ <text:s/>\, <text:s text:c="2"/>("--',=`)7</text:span></text:p>
      <text:p text:style-name="P2"><text:s text:c="7"/><text:span text:style-name="T1">| `._ <text:s text:c="6"/>: _, <text:s/>\ <text:s/>/'`-._L,_'-._</text:span></text:p>
      <text:p text:style-name="P2"><text:s text:c="7"/><text:span text:style-name="T1">'--' '-.\__/ _L <text:s text:c="2"/>.`' <text:s text:c="8"/>'.//</text:span></text:p>
      <text:p text:style-name="P2"><text:s text:c="19"/><text:span text:style-name="T1">[ ( <text:s/>/</text:span></text:p>
      <text:p text:style-name="P2"><text:s text:c="20"/><text:span text:style-name="T1">) `{</text:span></text:p>
      <text:p text:style-name="P15"><text:s text:c="13"/><text:span text:style-name="T1"><text:s text:c="7"/>\__)</text:span></text:p>
      <text:p text:style-name="Text_20_body">Apprenti Mage</text:p>
      <text:p text:style-name="Text_20_body"/>
      <text:p text:style-name="P1"><text:s text:c="12"/><text:span text:style-name="T2">__ <text:s text:c="4"/>__</text:span></text:p>
      <text:p text:style-name="P4"><text:s text:c="11"/><text:span text:style-name="T2">/ &lt; ___ &gt; \</text:span></text:p>
      <text:p text:style-name="P4"><text:soft-page-break/><text:s text:c="11"/><text:span text:style-name="T2">'-._____.-'</text:span></text:p>
      <text:p text:style-name="P4"><text:s text:c="12"/><text:span text:style-name="T2">,| </text:span><text:span text:style-name="T2">è</text:span><text:span text:style-name="T2">_</text:span><text:span text:style-name="T2">é</text:span><text:span text:style-name="T2"> |,</text:span></text:p>
      <text:p text:style-name="P4"><text:s text:c="13"/><text:span text:style-name="T2">((())))</text:span></text:p>
      <text:p text:style-name="P4"><text:s text:c="15"/><text:span text:style-name="T2">| | <text:s text:c="3"/></text:span></text:p>
      <text:p text:style-name="P4"><text:s text:c="10"/><text:span text:style-name="T2">,############\</text:span></text:p>
      <text:p text:style-name="P4"><text:s text:c="9"/><text:span text:style-name="T2">/ <text:s/>#########, <text:s/>\</text:span></text:p>
      <text:p text:style-name="P4"><text:s text:c="8"/><text:span text:style-name="T2">/_&lt;'#########'./_\</text:span></text:p>
      <text:p text:style-name="P4"><text:s text:c="7"/><text:span text:style-name="T2">'_7_ ######### _o_7</text:span></text:p>
      <text:p text:style-name="P4"><text:s text:c="8"/><text:span text:style-name="T2">( <text:s/>\[o-o-o-o]/ <text:s/>)</text:span></text:p>
      <text:p text:style-name="P4"><text:s text:c="9"/><text:span text:style-name="T2">\|l#########l|/ <text:s text:c="8"/></text:span></text:p>
      <text:p text:style-name="P4"><text:s text:c="12"/><text:span text:style-name="T2">####_#### <text:s text:c="12"/></text:span></text:p>
      <text:p text:style-name="P4"><text:s text:c="11"/><text:span text:style-name="T2">/ <text:s text:c="3"/>| <text:s text:c="3"/>\ <text:s text:c="11"/></text:span></text:p>
      <text:p text:style-name="P4"><text:s text:c="2"/><text:span text:style-name="T2">~~~~~~~~~| <text:s text:c="3"/>| <text:s text:c="3"/>|~~~~~~~~~~~~</text:span></text:p>
      <text:p text:style-name="P4"><text:s text:c="11"/><text:span text:style-name="T2">|_ <text:s/>_|_ <text:s/>_| <text:s text:c="6"/>~~</text:span></text:p>
      <text:p text:style-name="P4"><text:s text:c="4"/><text:span text:style-name="T2">~ ~ <text:s text:c="3"/>|\\//|\\//| <text:s text:c="10"/></text:span></text:p>
      <text:p text:style-name="P4"><text:s text:c="11"/><text:span text:style-name="T2">\//\\|//\\/ <text:s text:c="2"/>~ ~~~~</text:span></text:p>
      <text:p text:style-name="P4"><text:s text:c="9"/><text:span text:style-name="T2">___\\// \\//___</text:span></text:p>
      <text:p text:style-name="P18"><text:s text:c="8"/><text:span text:style-name="T2">(((___X\ /X___))) <text:s/></text:span></text:p>
      <text:p text:style-name="P19"/>
      <text:p text:style-name="P19">Barbare</text:p>
      <text:p text:style-name="P7"/>
      <text:p text:style-name="P7"/>
      <text:p text:style-name="P7"/>
      <text:p text:style-name="P7"/>
      <text:p text:style-name="P4"><text:s/><text:span text:style-name="T2"><text:s text:c="17"/></text:span><text:span text:style-name="T4">___====-_ <text:s/>_-====___</text:span></text:p>
      <text:p text:style-name="P20"><text:s text:c="11"/><text:span text:style-name="T4">_--^^^#####// <text:s text:c="5"/>\\#####^^^--_</text:span></text:p>
      <text:p text:style-name="P20"><text:s text:c="8"/><text:span text:style-name="T4">_-^##########// ( <text:s text:c="3"/>) \\##########^-_</text:span></text:p>
      <text:p text:style-name="P20"><text:s text:c="7"/><text:span text:style-name="T4">-############// <text:s/>|\^^/| <text:s/>\\############-</text:span></text:p>
      <text:p text:style-name="P20"><text:s text:c="5"/><text:span text:style-name="T4">_/############// <text:s text:c="2"/>(@::@) <text:s text:c="2"/>\\############\_</text:span></text:p>
      <text:p text:style-name="P20"><text:s text:c="4"/><text:span text:style-name="T4">/#############(( <text:s text:c="4"/>\\// <text:s text:c="4"/>))#############\</text:span></text:p>
      <text:p text:style-name="P20"><text:s text:c="3"/><text:span text:style-name="T4">-###############\\ <text:s text:c="3"/>(oo) <text:s text:c="3"/>//###############-</text:span></text:p>
      <text:p text:style-name="P20"><text:s text:c="2"/><text:span text:style-name="T4">-#################\\ <text:s/>/ VV \ <text:s/>//#################-</text:span></text:p>
      <text:p text:style-name="P20"><text:s/><text:span text:style-name="T4">-###################\\/ <text:s text:c="5"/>\//###################-</text:span></text:p>
      <text:p text:style-name="P21">_#/|##########/\######( <text:s text:c="2"/>/\ <text:s text:c="2"/>)######/\##########|\#_</text:p>
      <text:p text:style-name="P21">|/ |#/\#/\#/\/ <text:s/>\#/\##\ <text:s/>| <text:s/>| <text:s/>/##/\#/ <text:s/>\/\#/\#/\#| \|</text:p>
      <text:p text:style-name="P21">` <text:s/>|/ <text:s/>V <text:s/>V <text:s/>` <text:s text:c="2"/>V <text:s/>\#\| | <text:s/>| |/#/ <text:s/>V <text:s text:c="2"/>' <text:s/>V <text:s/>V <text:s/>\| <text:s/>'</text:p>
      <text:p text:style-name="P20"><text:s text:c="3"/><text:span text:style-name="T4">` <text:s text:c="2"/>` <text:s/>` <text:s text:c="5"/>` <text:s text:c="2"/>/ | | <text:s/>| | \ <text:s text:c="2"/>' <text:s text:c="5"/>' <text:s/>' <text:s text:c="2"/>'</text:span></text:p>
      <text:p text:style-name="P20"><text:s text:c="20"/><text:span text:style-name="T4">( <text:s/>| | <text:s/>| | <text:s/>)</text:span></text:p>
      <text:p text:style-name="P20"><text:s text:c="19"/><text:span text:style-name="T4">__\ | | <text:s/>| | /__</text:span></text:p>
      <text:p text:style-name="P20"><text:s text:c="18"/><text:span text:style-name="T4">(vvv(VVV)(VVV)vvv)</text:span></text:p>
      <text:p text:style-name="P6"/>
      <text:p text:style-name="Text_20_body">Dragon</text:p>
      <text:p text:style-name="P10"><text:soft-page-break/><text:s text:c="5"/><text:span text:style-name="T2">* <text:s text:c="22"/>*</text:span></text:p>
      <text:p text:style-name="P4"><text:s text:c="8"/><text:span text:style-name="T2">* <text:s text:c="16"/>*</text:span></text:p>
      <text:p text:style-name="P4"><text:s text:c="7"/><text:span text:style-name="T2">) <text:s text:c="6"/>(\___/) <text:s text:c="4"/>(</text:span></text:p>
      <text:p text:style-name="P4"><text:s text:c="4"/><text:span text:style-name="T2">* /( <text:s text:c="6"/>\ (. .) <text:s text:c="4"/>)\ *</text:span></text:p>
      <text:p text:style-name="P4"><text:s text:c="6"/><text:span text:style-name="T2"># ) <text:s text:c="5"/>c\ <text:s text:c="2"/>&gt;' <text:s text:c="3"/>( #</text:span></text:p>
      <text:p text:style-name="P4"><text:s text:c="7"/><text:span text:style-name="T2">' <text:s text:c="8"/>)-_/ <text:s text:c="5"/>'</text:span></text:p>
      <text:p text:style-name="P4"><text:s text:c="5"/><text:span text:style-name="T2">\\|, <text:s text:c="3"/>____| |__ <text:s text:c="3"/>,|//</text:span></text:p>
      <text:p text:style-name="P4"><text:s text:c="7"/><text:span text:style-name="T2">\ ) <text:s/>( <text:s/>` <text:s/>~ <text:s text:c="2"/>) <text:s/>( /</text:span></text:p>
      <text:p text:style-name="P4"><text:s text:c="8"/><text:span text:style-name="T2">#\ / /| . ' .) \ /#</text:span></text:p>
      <text:p text:style-name="P4"><text:s text:c="8"/><text:span text:style-name="T2">| \ / ) <text:s text:c="2"/>, / \ / |</text:span></text:p>
      <text:p text:style-name="P4"><text:s text:c="9"/><text:span text:style-name="T2">\,/ ;;,,;,; <text:s text:c="2"/>\,/</text:span></text:p>
      <text:p text:style-name="P4"><text:s text:c="10"/><text:span text:style-name="T2">_,#;,;;,;,</text:span></text:p>
      <text:p text:style-name="P4"><text:s text:c="9"/><text:span text:style-name="T2">/,i;;;,,;#,;</text:span></text:p>
      <text:p text:style-name="P4"><text:s text:c="8"/><text:span text:style-name="T2">// <text:s/>%;;,;,;;,;</text:span></text:p>
      <text:p text:style-name="P4"><text:s text:c="7"/><text:span text:style-name="T2">(( <text:s text:c="3"/>;#;,;%;;,,</text:span></text:p>
      <text:p text:style-name="P4"><text:s text:c="6"/><text:span text:style-name="T2">_// <text:s text:c="4"/>;,;; ,#;,</text:span></text:p>
      <text:p text:style-name="P4"><text:s text:c="5"/><text:span text:style-name="T2">/_) <text:s text:c="5"/>#,; <text:s text:c="3"/>))</text:span></text:p>
      <text:p text:style-name="P4"><text:s text:c="13"/><text:span text:style-name="T2">// <text:s text:c="5"/>\|_</text:span></text:p>
      <text:p text:style-name="P4"><text:s text:c="13"/><text:span text:style-name="T2">\|_ <text:s text:c="5"/>|#\</text:span></text:p>
      <text:p text:style-name="P18"><text:s text:c="14"/><text:span text:style-name="T2">|#\ <text:s text:c="5"/>-" </text:span></text:p>
      <text:p text:style-name="P19">Troll mage</text:p>
      <text:p text:style-name="Preformatted_20_Text"/>
      <text:p text:style-name="P2"><text:s/><text:span text:style-name="T1">.'"'. <text:s text:c="7"/>___,,,___ <text:s text:c="7"/>.'``.</text:span></text:p>
      <text:p text:style-name="P3">: (\ <text:s/>`."'"``` <text:s text:c="8"/>```"'"-' <text:s/>/) ;</text:p>
      <text:p text:style-name="P2"><text:s/><text:span text:style-name="T1">: <text:s/>\ <text:s text:c="24"/>`./ <text:s/>.'</text:span></text:p>
      <text:p text:style-name="P2"><text:s text:c="2"/><text:span text:style-name="T1">`. <text:s text:c="27"/>:.'</text:span></text:p>
      <text:p text:style-name="P2"><text:s text:c="4"/><text:span text:style-name="T1">/ <text:s text:c="7"/>_ <text:s text:c="8"/>_ <text:s text:c="7"/>\</text:span></text:p>
      <text:p text:style-name="P2"><text:s text:c="3"/><text:span text:style-name="T1">| <text:s text:c="8"/>0} <text:s text:c="6"/>{0 <text:s text:c="8"/>|</text:span></text:p>
      <text:p text:style-name="P2"><text:s text:c="3"/><text:span text:style-name="T1">| <text:s text:c="8"/>/ <text:s text:c="8"/>\ <text:s text:c="8"/>|</text:span></text:p>
      <text:p text:style-name="P2"><text:s text:c="3"/><text:span text:style-name="T1">| <text:s text:c="7"/>/ <text:s text:c="10"/>\ <text:s text:c="7"/>|</text:span></text:p>
      <text:p text:style-name="P2"><text:s text:c="3"/><text:span text:style-name="T1">| <text:s text:c="6"/>/ <text:s text:c="12"/>\ <text:s text:c="6"/>|</text:span></text:p>
      <text:p text:style-name="P2"><text:s text:c="4"/><text:span text:style-name="T1">\ <text:s text:c="4"/>| <text:s text:c="5"/>.-. <text:s text:c="5"/>| <text:s text:c="4"/>/</text:span></text:p>
      <text:p text:style-name="P2"><text:s text:c="5"/><text:span text:style-name="T1">`. <text:s text:c="2"/>| . . / <text:s text:c="2"/>\ . . | <text:s text:c="2"/>.'</text:span></text:p>
      <text:p text:style-name="P2"><text:s text:c="4"/><text:span text:style-name="T1"><text:s text:c="3"/>`-._\.'.( <text:s text:c="4"/>).'./_.-'</text:span></text:p>
      <text:p text:style-name="P2"><text:s text:c="11"/><text:span text:style-name="T1">`\' <text:s/>`._.' <text:s/>'/'</text:span></text:p>
      <text:p text:style-name="P2"><text:s text:c="13"/><text:span text:style-name="T1">`. --'-- .'</text:span></text:p>
      <text:p text:style-name="P15"><text:s text:c="15"/><text:span text:style-name="T1">`-...-'</text:span></text:p>
      <text:p text:style-name="Text_20_body">Ours en armure</text:p>
      <text:p text:style-name="Text_20_body"/>
      <text:p text:style-name="P1"><text:s text:c="14"/><text:span text:style-name="T1">_,-""""-..__</text:span></text:p>
      <text:p text:style-name="P2"><text:s text:c="9"/><text:span text:style-name="T1">|`,-'_. ` <text:s/>` `` <text:s/>`--'""".</text:span></text:p>
      <text:p text:style-name="P2"><text:s text:c="9"/><text:span text:style-name="T1">; <text:s/>,' <text:s/>| `` <text:s/>` ` <text:s/>` ``` <text:s/>`.</text:span></text:p>
      <text:p text:style-name="P2"><text:s text:c="7"/><text:span text:style-name="T1">,-' <text:s text:c="2"/>..-' ` ` `` ` <text:s/>`` ` <text:s/>` |==.</text:span></text:p>
      <text:p text:style-name="P2"><text:s text:c="5"/><text:span text:style-name="T1">,' <text:s text:c="3"/>^ <text:s text:c="3"/>` <text:s/>` <text:s text:c="3"/>`` ` <text:s/>` `. <text:s/>; <text:s text:c="2"/>\</text:span></text:p>
      <text:p text:style-name="P2"><text:s text:c="4"/><text:span text:style-name="T1">`}_,-^- <text:s text:c="2"/>_ . <text:s/>` \ ` <text:s/>` __ ` <text:s text:c="2"/>; <text:s text:c="3"/>#</text:span></text:p>
      <text:p text:style-name="P2"><text:s text:c="7"/><text:span text:style-name="T1">`"---"' `-`. ` \---""`.`. <text:s/>`;</text:span></text:p>
      <text:p text:style-name="P2"><text:s text:c="18"/><text:span text:style-name="T1">\\` ; <text:s text:c="6"/>; `. `,</text:span></text:p>
      <text:p text:style-name="P2"><text:s text:c="19"/><text:span text:style-name="T1">||`; <text:s text:c="5"/>/ / | |</text:span></text:p>
      <text:p text:style-name="P15"><text:s text:c="11"/><text:span text:style-name="T1"><text:s text:c="7"/>//_;` <text:s text:c="3"/>,_;' ,_;"</text:span></text:p>
      <text:p text:style-name="Text_20_body"><text:line-break/>Sanglier</text:p>
      <text:p text:style-name="Text_20_body"/>
      <text:p text:style-name="Text_20_body"/>
      <text:p text:style-name="P9"><text:soft-page-break/><text:s text:c="56"/><text:span text:style-name="T1">|</text:span></text:p>
      <text:p text:style-name="P2"><text:s text:c="57"/><text:span text:style-name="T1">\.</text:span></text:p>
      <text:p text:style-name="P2"><text:s text:c="57"/><text:span text:style-name="T1">/|.</text:span></text:p>
      <text:p text:style-name="P2"><text:s text:c="55"/><text:span text:style-name="T1">/ <text:s/>`|.</text:span></text:p>
      <text:p text:style-name="P2"><text:s text:c="53"/><text:span text:style-name="T1">/ <text:s text:c="4"/>|.</text:span></text:p>
      <text:p text:style-name="P2"><text:s text:c="51"/><text:span text:style-name="T1">/ <text:s text:c="6"/>|.</text:span></text:p>
      <text:p text:style-name="P2"><text:s text:c="49"/><text:span text:style-name="T1">/ <text:s text:c="8"/>`|.</text:span></text:p>
      <text:p text:style-name="P2"><text:s text:c="47"/><text:span text:style-name="T1">/ <text:s text:c="11"/>|.</text:span></text:p>
      <text:p text:style-name="P2"><text:s text:c="45"/><text:span text:style-name="T1">/ <text:s text:c="13"/>|.</text:span></text:p>
      <text:p text:style-name="P2"><text:s text:c="43"/><text:span text:style-name="T1">/ <text:s text:c="15"/>|.</text:span></text:p>
      <text:p text:style-name="P2"><text:s text:c="6"/><text:span text:style-name="T1">__ <text:s text:c="32"/>/ <text:s text:c="17"/>`|.</text:span></text:p>
      <text:p text:style-name="P2"><text:s text:c="7"/><text:span text:style-name="T1">-\ <text:s text:c="29"/>/ <text:s text:c="20"/>|.</text:span></text:p>
      <text:p text:style-name="P2"><text:s text:c="9"/><text:span text:style-name="T1">\\ <text:s text:c="25"/>/ <text:s text:c="22"/>|.</text:span></text:p>
      <text:p text:style-name="P2"><text:s text:c="11"/><text:span text:style-name="T1">\\ <text:s text:c="21"/>/ <text:s text:c="24"/>|.</text:span></text:p>
      <text:p text:style-name="P2"><text:s text:c="12"/><text:span text:style-name="T1">\| <text:s text:c="18"/>/ <text:s text:c="26"/>|\</text:span></text:p>
      <text:p text:style-name="P2"><text:s text:c="14"/><text:span text:style-name="T1">\#####\ <text:s text:c="9"/>/ <text:s text:c="28"/>||</text:span></text:p>
      <text:p text:style-name="P2"><text:s text:c="10"/><text:span text:style-name="T1">==###########&gt; <text:s text:c="4"/>/ <text:s text:c="30"/>||</text:span></text:p>
      <text:p text:style-name="P2"><text:s text:c="11"/><text:span text:style-name="T1">\##== <text:s text:c="5"/>\ <text:s text:c="3"/>/ <text:s text:c="32"/>||</text:span></text:p>
      <text:p text:style-name="P2"><text:s text:c="6"/><text:span text:style-name="T1">______ = <text:s text:c="6"/>=|__/___ <text:s text:c="31"/>||</text:span></text:p>
      <text:p text:style-name="P2"><text:s text:c="2"/><text:span text:style-name="T1">,--' ,----`-,__ ___/' <text:s/>--,-`-==============================##==========&gt;</text:span></text:p>
      <text:p text:style-name="P2"><text:s/><text:span text:style-name="T1">\ <text:s text:c="14"/>' <text:s text:c="7"/>##_______ ______ <text:s text:c="2"/>______,--,____,=##,__</text:span></text:p>
      <text:p text:style-name="P2"><text:s text:c="2"/><text:span text:style-name="T1">`, <text:s text:c="3"/>__== <text:s text:c="3"/>___,-,__,--'#' <text:s/>===' <text:s text:c="5"/>`-' <text:s text:c="13"/>| ##,-/</text:span></text:p>
      <text:p text:style-name="P2"><text:s text:c="4"/><text:span text:style-name="T1">`-,____,---' <text:s text:c="6"/>\####\ <text:s text:c="13"/>| <text:s text:c="7"/>____,--\_##,/</text:span></text:p>
      <text:p text:style-name="P2"><text:s text:c="8"/><text:span text:style-name="T1">#_ <text:s text:c="13"/>|## <text:s text:c="2"/>\ <text:s/>_____,---==,__,---' <text:s text:c="8"/>##</text:span></text:p>
      <text:p text:style-name="P2"><text:s text:c="9"/><text:span text:style-name="T1"># <text:s text:c="13"/>]===--==\ <text:s text:c="27"/>||</text:span></text:p>
      <text:p text:style-name="P2"><text:s text:c="9"/><text:span text:style-name="T1">#, <text:s text:c="12"/>] <text:s text:c="8"/>\ <text:s text:c="25"/>||</text:span></text:p>
      <text:p text:style-name="P2"><text:s text:c="10"/><text:span text:style-name="T1">#_ <text:s text:c="11"/>| <text:s text:c="10"/>\ <text:s text:c="23"/>||</text:span></text:p>
      <text:p text:style-name="P2"><text:s text:c="11"/><text:span text:style-name="T1">##_ <text:s text:c="6"/>__/' <text:s text:c="12"/>\ <text:s text:c="21"/>||</text:span></text:p>
      <text:p text:style-name="P2"><text:s text:c="12"/><text:span text:style-name="T1">####=' <text:s text:c="4"/>| <text:s text:c="15"/>\ <text:s text:c="19"/>|/</text:span></text:p>
      <text:p text:style-name="P2"><text:s text:c="13"/><text:span text:style-name="T1">### <text:s text:c="6"/>| <text:s text:c="17"/>\ <text:s text:c="17"/>|.</text:span></text:p>
      <text:p text:style-name="P2"><text:s text:c="13"/><text:span text:style-name="T1">## <text:s text:c="6"/>_' <text:s text:c="19"/>\ <text:s text:c="15"/>|.</text:span></text:p>
      <text:p text:style-name="P2"><text:s text:c="12"/><text:span text:style-name="T1">###=======] <text:s text:c="22"/>\ <text:s text:c="13"/>|.</text:span></text:p>
      <text:p text:style-name="P2"><text:s text:c="11"/><text:span text:style-name="T1">/// <text:s text:c="7"/>| <text:s text:c="24"/>\ <text:s text:c="10"/>,|.</text:span></text:p>
      <text:p text:style-name="P2"><text:s text:c="11"/><text:span text:style-name="T1">// <text:s text:c="8"/>| <text:s text:c="26"/>\ <text:s text:c="8"/>|.</text:span></text:p>
      <text:p text:style-name="P2"><text:s text:c="52"/><text:span text:style-name="T1">\ <text:s text:c="5"/>,|.</text:span></text:p>
      <text:p text:style-name="P2"><text:s text:c="54"/><text:span text:style-name="T1">\ <text:s text:c="3"/>|.</text:span></text:p>
      <text:p text:style-name="P2"><text:s text:c="56"/><text:span text:style-name="T1">\ <text:s/>|.</text:span></text:p>
      <text:p text:style-name="P2"><text:s text:c="58"/><text:span text:style-name="T1">\|.</text:span></text:p>
      <text:p text:style-name="P2"><text:s text:c="58"/><text:span text:style-name="T1">/.</text:span></text:p>
      <text:p text:style-name="P15"><text:s text:c="57"/><text:span text:style-name="T1">|</text:span></text:p>
      <text:p text:style-name="Text_20_body">Archer</text:p>
      <text:p text:style-name="P1"><text:s text:c="11"/><text:span text:style-name="T1">.-.---------------------------------.-.</text:span></text:p>
      <text:p text:style-name="P2"><text:s text:c="10"/><text:span text:style-name="T1">((o)) <text:s text:c="34"/>)</text:span></text:p>
      <text:p text:style-name="P2"><text:s text:c="11"/><text:span text:style-name="T1">\U/_______ <text:s text:c="9"/>_____ <text:s text:c="8"/>____/</text:span></text:p>
      <text:p text:style-name="P2"><text:s text:c="13"/><text:span text:style-name="T1">| <text:s text:c="33"/>|</text:span></text:p>
      <text:p text:style-name="P2"><text:s text:c="13"/><text:span text:style-name="T1">| <text:s text:c="33"/>|</text:span></text:p>
      <text:p text:style-name="P2"><text:s text:c="13"/><text:span text:style-name="T1">| <text:s text:c="33"/>|</text:span></text:p>
      <text:p text:style-name="P2"><text:s text:c="13"/><text:span text:style-name="T1">| <text:s text:c="33"/></text:span><text:span text:style-name="T1">|</text:span></text:p>
      <text:p text:style-name="P25"><text:bookmark text:name="taag_font_Elite"/><text:tab/><text:tab/> |<text:tab/> <text:s text:c="30"/>|</text:p>
      <text:p text:style-name="P25"><text:s text:c="13"/>| <text:s text:c="28"/><text:tab/> |</text:p>
      <text:p text:style-name="P2"><text:bookmark text:name="taag_font_DoubleShorts"/><text:span text:style-name="T3"><text:tab/><text:tab/> |<text:tab/> </text:span><text:span text:style-name="T6">__ <text:s/>____ _____ __ _____ _____ |</text:span></text:p>
      <text:p text:style-name="P22"><text:s/><text:tab/><text:tab/> |<text:tab/><text:span text:style-name="T6">(( <text:s/>(( <text:s text:c="3"/>||_// || ||_// <text:s/>|| <text:s text:c="2"/>|</text:span></text:p>
      <text:p text:style-name="P23"><text:tab/><text:tab/> |<text:tab/>\_)) <text:s/>\\__ || \\ || || <text:s text:c="4"/>|| <text:s/>|</text:p>
      <text:p text:style-name="P25"><text:s text:c="13"/>|<text:tab/><text:tab/><text:tab/><text:tab/><text:tab/><text:tab/>|</text:p>
      <text:p text:style-name="P2"><text:span text:style-name="T1"><text:s text:c="6"/><text:tab/> </text:span><text:span text:style-name="T1">| <text:s text:c="33"/>|</text:span></text:p>
      <text:p text:style-name="P2"><text:s text:c="13"/><text:span text:style-name="T1">| <text:s text:c="33"/>|</text:span></text:p>
      <text:p text:style-name="P2"><text:s text:c="13"/><text:span text:style-name="T1">| <text:s text:c="33"/>|</text:span></text:p>
      <text:p text:style-name="P2"><text:s text:c="13"/><text:span text:style-name="T1">| <text:s text:c="33"/>|</text:span></text:p>
      <table:table table:name="Tableau1" table:style-name="Tableau1">
        <table:table-column table:style-name="Tableau1.A"/>
        <table:table-header-rows>
          <text:soft-page-break/>
          <table:table-row>
            <table:table-cell table:style-name="Tableau1.A1" office:value-type="string">
              <text:p text:style-name="Table_20_Contents"/>
            </table:table-cell>
          </table:table-row>
        </table:table-header-rows>
      </table:table>
      <text:p text:style-name="P2"><text:s text:c="10"/><text:tab/> <text:span text:style-name="T1">|____ <text:s text:c="3"/>_______ <text:s text:c="3"/>__ <text:s/>____ <text:s text:c="3"/>___|</text:span></text:p>
      <text:p text:style-name="P2"><text:s text:c="12"/><text:span text:style-name="T1">/A\ <text:s text:c="33"/>\</text:span></text:p>
      <text:p text:style-name="P2"><text:s text:c="11"/><text:span text:style-name="T1">((o)) <text:s text:c="33"/>)</text:span></text:p>
      <text:p text:style-name="P15"><text:s text:c="12"/><text:span text:style-name="T1">'-'----------------------------------'</text:span></text:p>
      <text:p text:style-name="Text_20_body">SCRIPT</text:p>
      <text:p text:style-name="Text_20_body"/>
      <text:p text:style-name="P1"><text:s text:c="30"/><text:span text:style-name="T1">' <text:s text:c="12"/>. <text:s text:c="10"/>.</text:span></text:p>
      <text:p text:style-name="P2"><text:s text:c="27"/><text:span text:style-name="T1">o <text:s text:c="6"/>' <text:s text:c="2"/>o <text:s/>. <text:s text:c="4"/>' <text:s text:c="2"/>. O</text:span></text:p>
      <text:p text:style-name="P2"><text:s text:c="24"/><text:span text:style-name="T1">' <text:s text:c="2"/>. <text:s text:c="2"/>' . <text:s text:c="2"/>_____ <text:s/>' <text:s text:c="3"/>. <text:s text:c="5"/>.</text:span></text:p>
      <text:p text:style-name="P2"><text:s text:c="25"/><text:span text:style-name="T1">. <text:s text:c="4"/>. <text:s text:c="2"/>.mMMMMMMMm. <text:s/>' <text:s/>o <text:s/>' <text:s text:c="2"/>.</text:span></text:p>
      <text:p text:style-name="P2"><text:s text:c="23"/><text:span text:style-name="T1">' <text:s text:c="2"/>. <text:s text:c="4"/>.MMXXXXXXXXXMM. <text:s text:c="3"/>. <text:s text:c="2"/>' </text:span></text:p>
      <text:p text:style-name="P2"><text:s text:c="22"/><text:span text:style-name="T1">. <text:s text:c="6"/>. /XX77:::::::77XX\ . <text:s text:c="2"/>. <text:s text:c="2"/>.</text:span></text:p>
      <text:p text:style-name="P2"><text:s text:c="25"/><text:span text:style-name="T1">o <text:s/>. <text:s/>;X7:::''''''':::7X; <text:s text:c="2"/>. <text:s/>'</text:span></text:p>
      <text:p text:style-name="P2"><text:s text:c="24"/><text:span text:style-name="T1">' <text:s text:c="3"/>. |::'.:' <text:s text:c="7"/>'::| . <text:s text:c="2"/>. <text:s/>.</text:span></text:p>
      <text:p text:style-name="P2"><text:s text:c="27"/><text:span text:style-name="T1">. <text:s text:c="2"/>;:.:. <text:s text:c="11"/>:;. o <text:s text:c="2"/>.</text:span></text:p>
      <text:p text:style-name="P2"><text:s text:c="24"/><text:span text:style-name="T1">' <text:s text:c="4"/>. \'.: <text:s text:c="11"/>/. <text:s text:c="3"/>' <text:s text:c="2"/>.</text:span></text:p>
      <text:p text:style-name="P2"><text:s text:c="27"/><text:span text:style-name="T1">. <text:s text:c="4"/>`.':. <text:s text:c="7"/>.'. <text:s/>' <text:s text:c="3"/>.</text:span></text:p>
      <text:p text:style-name="P2"><text:s text:c="25"/><text:span text:style-name="T1">' <text:s text:c="2"/>. ' <text:s/>.`-._____.-' <text:s text:c="2"/>. <text:s/>. ' <text:s/>.</text:span></text:p>
      <text:p text:style-name="P2"><text:s text:c="26"/><text:span text:style-name="T1">' o <text:s text:c="2"/>' <text:s/>. <text:s text:c="2"/>O <text:s text:c="2"/>. <text:s text:c="2"/>' <text:s/>o <text:s text:c="3"/>'</text:span></text:p>
      <text:p text:style-name="P2"><text:s text:c="27"/><text:span text:style-name="T1">. ' . <text:s/>' . ' <text:s/>' O <text:s text:c="2"/>. ' <text:s/>' <text:s text:c="2"/>'</text:span></text:p>
      <text:p text:style-name="P2"><text:s text:c="28"/><text:span text:style-name="T1">. . <text:s text:c="2"/>' <text:s text:c="3"/>' <text:s/>. <text:s/>' <text:s text:c="2"/>. ' <text:s/>'</text:span></text:p>
      <text:p text:style-name="P2"><text:s text:c="29"/><text:span text:style-name="T1">. .'..' . ' ' . . '. <text:s/>. '</text:span></text:p>
      <text:p text:style-name="P2"><text:s text:c="30"/><text:span text:style-name="T1">`.':.' <text:s text:c="7"/>':'.'.'</text:span></text:p>
      <text:p text:style-name="P2"><text:s text:c="32"/><text:span text:style-name="T1">`\\_ <text:s/>| <text:s text:c="4"/>_//'</text:span></text:p>
      <text:p text:style-name="P2"><text:s text:c="34"/><text:span text:style-name="T1">\( <text:s/>|\ <text:s text:c="3"/>)/</text:span></text:p>
      <text:p text:style-name="P2"><text:s text:c="34"/><text:span text:style-name="T1">//\ |_\ <text:s/>/\\</text:span></text:p>
      <text:p text:style-name="P2"><text:s text:c="33"/><text:span text:style-name="T1">(/ /\(" )/\ \)</text:span></text:p>
      <text:p text:style-name="P2"><text:s text:c="34"/><text:span text:style-name="T1">\/\ ( <text:s/>) /\/</text:span></text:p>
      <text:p text:style-name="P2"><text:s text:c="37"/><text:span text:style-name="T1">|( <text:s/>)|</text:span></text:p>
      <text:p text:style-name="P2"><text:s text:c="37"/><text:span text:style-name="T1">| \( \</text:span></text:p>
      <text:p text:style-name="P2"><text:s text:c="37"/><text:span text:style-name="T1">| <text:s/>) <text:s/>\</text:span></text:p>
      <text:p text:style-name="P2"><text:s text:c="37"/><text:span text:style-name="T1">| <text:s text:c="5"/>\</text:span></text:p>
      <text:p text:style-name="P2"><text:s text:c="37"/><text:span text:style-name="T1">| <text:s text:c="6"/>\</text:span></text:p>
      <text:p text:style-name="P2"><text:s text:c="37"/><text:span text:style-name="T1">| <text:s text:c="7"/>`.__,</text:span></text:p>
      <text:p text:style-name="P15"><text:s text:c="37"/><text:span text:style-name="T1">\_________.-'</text:span></text:p>
      <text:p text:style-name="Text_20_body">Pyro-mage</text:p>
      <text:p text:style-name="Text_20_body"/>
      <text:p text:style-name="Text_20_body"/>
      <text:p text:style-name="P1"><text:s text:c="18"/><text:span text:style-name="T1">/|</text:span></text:p>
      <text:p text:style-name="P2"><text:s text:c="3"/><text:span text:style-name="T1">_______________)|..</text:span></text:p>
      <text:p text:style-name="P2"><text:s/><text:span text:style-name="T1">&lt;'______________&lt;(,_|)</text:span></text:p>
      <text:p text:style-name="P2"><text:s text:c="12"/><text:span text:style-name="T1">.((()))| )) &lt;&lt; YEAAYAAAAEAAAARGH!! &gt;&gt;</text:span></text:p>
      <text:p text:style-name="P2"><text:s text:c="12"/><text:span text:style-name="T1">(======)| \</text:span></text:p>
      <text:p text:style-name="P2"><text:s text:c="11"/><text:span text:style-name="T1">((( "_"()|_ \</text:span></text:p>
      <text:p text:style-name="P2"><text:s text:c="10"/><text:span text:style-name="T1">'()))(_)/_/ ' )</text:span></text:p>
      <text:p text:style-name="P2"><text:s text:c="10"/><text:span text:style-name="T1">.--/_\ /( <text:s/>/./</text:span></text:p>
      <text:p text:style-name="P2"><text:s text:c="9"/><text:span text:style-name="T1">/'._.--\ .-(_/</text:span></text:p>
      <text:p text:style-name="P2"><text:s text:c="8"/><text:span text:style-name="T1">/ / )\___:___)</text:span></text:p>
      <text:p text:style-name="P2"><text:s text:c="7"/><text:span text:style-name="T1">( -.'.._ <text:s/>| <text:s/>/</text:span></text:p>
      <text:p text:style-name="P2"><text:s text:c="8"/><text:span text:style-name="T1">\ <text:s/>\_\ ( | )</text:span></text:p>
      <text:p text:style-name="P2"><text:s text:c="9"/><text:span text:style-name="T1">'. /\)_(_)|</text:span></text:p>
      <text:p text:style-name="P2"><text:s text:c="11"/><text:span text:style-name="T1">'-| <text:s/>XX |</text:span></text:p>
      <text:p text:style-name="P2"><text:s text:c="12"/><text:span text:style-name="T1">%%%%%%%%</text:span></text:p>
      <text:p text:style-name="P2"><text:s text:c="11"/><text:span text:style-name="T1">/ %%%%%%%\</text:span></text:p>
      <text:p text:style-name="P2"><text:soft-page-break/><text:s text:c="10"/><text:span text:style-name="T1">( /.-'%%%. \</text:span></text:p>
      <text:p text:style-name="P2"><text:s text:c="9"/><text:span text:style-name="T1">/(.' <text:s text:c="2"/>%%\ :|</text:span></text:p>
      <text:p text:style-name="P2"><text:s text:c="8"/><text:span text:style-name="T1">/ ,| <text:s text:c="3"/>% <text:s/>) )</text:span></text:p>
      <text:p text:style-name="P2"><text:s text:c="6"/><text:span text:style-name="T1">_|___) <text:s text:c="2"/>% <text:s/>(__|_</text:span></text:p>
      <text:p text:style-name="P2"><text:s text:c="6"/><text:span text:style-name="T1">)___/ <text:s text:c="6"/>)___(</text:span></text:p>
      <text:p text:style-name="P2"><text:s text:c="7"/><text:span text:style-name="T1">|x/ <text:s text:c="5"/>mrf\ &gt;</text:span></text:p>
      <text:p text:style-name="P2"><text:s text:c="7"/><text:span text:style-name="T1">|x) <text:s text:c="8"/>/ '.</text:span></text:p>
      <text:p text:style-name="P2"><text:s text:c="7"/><text:span text:style-name="T1">|x\ <text:s text:c="6"/>_(____''.__</text:span></text:p>
      <text:p text:style-name="P2"><text:s text:c="5"/><text:span text:style-name="T1">--\ -\--</text:span></text:p>
      <text:p text:style-name="P15"><text:s text:c="6"/><text:span text:style-name="T1">--\__|--</text:span></text:p>
      <text:p text:style-name="P16"/>
      <text:p text:style-name="P15"><text:span text:style-name="T1"><text:s/></text:span><text:span text:style-name="T5">/\</text:span></text:p>
      <text:p text:style-name="P2"><text:s/><text:span text:style-name="T5">||</text:span></text:p>
      <text:p text:style-name="P2"><text:s/><text:span text:style-name="T5">||</text:span></text:p>
      <text:p text:style-name="P2"><text:s/><text:span text:style-name="T5">||</text:span></text:p>
      <text:p text:style-name="P2"><text:s/><text:span text:style-name="T5">|| <text:s text:c="10"/>{}</text:span></text:p>
      <text:p text:style-name="P2"><text:s/><text:span text:style-name="T5">|| <text:s text:c="9"/>.--.</text:span></text:p>
      <text:p text:style-name="P2"><text:s/><text:span text:style-name="T5">|| <text:s text:c="8"/>/.--.\</text:span></text:p>
      <text:p text:style-name="P2"><text:s/><text:span text:style-name="T5">|| <text:s text:c="8"/>|====|</text:span></text:p>
      <text:p text:style-name="P2"><text:s/><text:span text:style-name="T5">|| <text:s text:c="8"/>|`::`|</text:span></text:p>
      <text:p text:style-name="P5">_||_ <text:s text:c="3"/>.-;`\..../`;_.-^-._</text:p>
      <text:p text:style-name="P2"><text:s/><text:span text:style-name="T5">/\\ <text:s text:c="2"/>/ <text:s/>|...::..|` <text:s text:c="2"/>: <text:s text:c="2"/>`|</text:span></text:p>
      <text:p text:style-name="P2"><text:s/><text:span text:style-name="T5">|:'\ | <text:s text:c="2"/>/'''::''| <text:s text:c="2"/>.:. <text:s text:c="2"/>|</text:span></text:p>
      <text:p text:style-name="P2"><text:s text:c="2"/><text:span text:style-name="T5">\ /\;-,/\ <text:s text:c="2"/>:: <text:s/>|..:::::..|</text:span></text:p>
      <text:p text:style-name="P2"><text:s text:c="3"/><text:span text:style-name="T5">\ &lt;` &gt; <text:s/>&gt;._::_.| ':::::' |</text:span></text:p>
      <text:p text:style-name="P2"><text:s text:c="4"/><text:span text:style-name="T5">`""` <text:s/>/ <text:s text:c="2"/>^^ <text:s/>| <text:s text:c="2"/>':' <text:s text:c="2"/>|</text:span></text:p>
      <text:p text:style-name="P2"><text:s text:c="10"/><text:span text:style-name="T5">| <text:s text:c="6"/>\ <text:s text:c="3"/>: <text:s text:c="3"/>/</text:span></text:p>
      <text:p text:style-name="P2"><text:s text:c="10"/><text:span text:style-name="T5">| <text:s text:c="7"/>\ <text:s text:c="2"/>: <text:s text:c="2"/>/ </text:span></text:p>
      <text:p text:style-name="P2"><text:s text:c="10"/><text:span text:style-name="T5">|___/\___|`-.:.-`</text:span></text:p>
      <text:p text:style-name="P2"><text:s text:c="11"/><text:span text:style-name="T5">\_ || _/ <text:s text:c="3"/>`</text:span></text:p>
      <text:p text:style-name="P2"><text:s text:c="11"/><text:span text:style-name="T5">&lt;_ &gt;&lt; _&gt;</text:span></text:p>
      <text:p text:style-name="P2"><text:s text:c="11"/><text:span text:style-name="T5">| <text:s/>|| <text:s/>|</text:span></text:p>
      <text:p text:style-name="P2"><text:s text:c="11"/><text:span text:style-name="T5">| <text:s/>|| <text:s/>|</text:span></text:p>
      <text:p text:style-name="P2"><text:s text:c="10"/><text:span text:style-name="T5">_\.:||:./_</text:span></text:p>
      <text:p text:style-name="P14"><text:s text:c="7"/><text:span text:style-name="T5"><text:s text:c="2"/>/____/\____\</text:span></text:p>
      <text:p text:style-name="P16"/>
      <text:p text:style-name="Text_20_body"/>
      <text:p text:style-name="Preformatted_20_Text"/>
      <text:p text:style-name="P8"/>
      <text:p text:style-name="P2"><text:s text:c="34"/><text:span text:style-name="T1">___I___</text:span></text:p>
      <text:p text:style-name="P2"><text:s text:c="33"/><text:span text:style-name="T1">/= <text:s/>| <text:s/>#\</text:span></text:p>
      <text:p text:style-name="P2"><text:s text:c="32"/><text:span text:style-name="T1">/.__-| __ \</text:span></text:p>
      <text:p text:style-name="P2"><text:s text:c="32"/><text:span text:style-name="T1">|/ _\_/_ \|</text:span></text:p>
      <text:p text:style-name="P2"><text:s text:c="32"/><text:span text:style-name="T1">(( __ \__))</text:span></text:p>
      <text:p text:style-name="P2"><text:s text:c="29"/><text:span text:style-name="T1">__ ((()))))()) __</text:span></text:p>
      <text:p text:style-name="P2"><text:s text:c="27"/><text:span text:style-name="T1">,' <text:s/>|()))))(((()|# `.</text:span></text:p>
      <text:p text:style-name="P2"><text:s text:c="26"/><text:span text:style-name="T1">/ <text:s text:c="3"/>|^))()))))(^| <text:s text:c="2"/>=\</text:span></text:p>
      <text:p text:style-name="P2"><text:s text:c="25"/><text:span text:style-name="T1">/ <text:s text:c="3"/>/^v^(())()()v^\' <text:s/>.\</text:span></text:p>
      <text:p text:style-name="P2"><text:s text:c="25"/><text:span text:style-name="T1">|__.'^v^v^))))))^v^v`.__|</text:span></text:p>
      <text:p text:style-name="P2"><text:s text:c="25"/><text:span text:style-name="T1">/_ ' \______(()_____( <text:s text:c="2"/>|</text:span></text:p>
      <text:p text:style-name="P2"><text:s text:c="21"/><text:span text:style-name="T1">_..-' <text:s text:c="2"/>_//_____[xxx]_____\.-|</text:span></text:p>
      <text:p text:style-name="P2"><text:s text:c="20"/><text:span text:style-name="T1">/,_#\.=-' /v^v^v^v^v^v^v^v^| _|</text:span></text:p>
      <text:p text:style-name="P2"><text:s text:c="20"/><text:span text:style-name="T1">\)|) <text:s text:c="5"/>v^v^v^v^v^v^v^v^v| _|</text:span></text:p>
      <text:p text:style-name="P2"><text:s text:c="21"/><text:span text:style-name="T1">|| <text:s text:c="6"/>:v^v^v^v^v^v`.-' |# <text:s/>\,</text:span></text:p>
      <text:p text:style-name="P2"><text:s text:c="21"/><text:span text:style-name="T1">|| <text:s text:c="6"/>v^v^v^v`_/\__,--.|\_=_/</text:span></text:p>
      <text:p text:style-name="P2"><text:s text:c="21"/><text:span text:style-name="T1">&gt;&lt; <text:s text:c="6"/>:v^v____| <text:s/>\_____|_</text:span></text:p>
      <text:p text:style-name="P2"><text:soft-page-break/><text:s text:c="17"/><text:span text:style-name="T1">, <text:s/>|| <text:s text:c="6"/>v^ <text:s text:c="5"/>/ <text:s/>\ <text:s text:c="6"/>/</text:span></text:p>
      <text:p text:style-name="P2"><text:s text:c="16"/><text:span text:style-name="T1">//\_||_)\ <text:s text:c="3"/>`/_..-._\ <text:s text:c="2"/>)_...__\</text:span></text:p>
      <text:p text:style-name="P2"><text:s text:c="16"/><text:span text:style-name="T1">|| <text:s text:c="2"/>\/ <text:s/>| <text:s text:c="4"/>|_='_( <text:s text:c="4"/>| <text:s/>=_(_</text:span></text:p>
      <text:p text:style-name="P2"><text:s text:c="16"/><text:span text:style-name="T1">|| <text:s/>_/\_ | <text:s text:c="3"/>/ <text:s text:c="4"/>=\ <text:s text:c="3"/>/ <text:s/>' <text:s/>=\</text:span></text:p>
      <text:p text:style-name="P2"><text:s text:c="16"/><text:span text:style-name="T1">\\/ \/ )/ <text:s text:c="4"/>|=____#| <text:s text:c="3"/>'=....#|</text:span></text:p>
      <text:p text:style-name="P14"><text:s text:c="32"/><text:span text:style-name="T1">`</text:span></text:p>
      <text:p text:style-name="P9"><text:s text:c="12"/><text:span text:style-name="T1">~~~~:</text:span></text:p>
      <text:p text:style-name="P2"><text:s text:c="10"/><text:span text:style-name="T1">~~~~.:::.</text:span></text:p>
      <text:p text:style-name="P2"><text:s text:c="8"/><text:span text:style-name="T1">~~ <text:s text:c="2"/>| _ _ |</text:span></text:p>
      <text:p text:style-name="P2"><text:s text:c="13"/><text:span text:style-name="T1">| <text:s/>| <text:s/>|</text:span></text:p>
      <text:p text:style-name="P2"><text:s text:c="13"/><text:span text:style-name="T1">|_____|</text:span></text:p>
      <text:p text:style-name="P2"><text:s text:c="10"/><text:span text:style-name="T1">-+-__) (__-+-</text:span></text:p>
      <text:p text:style-name="P2"><text:s text:c="9"/><text:span text:style-name="T1">{ <text:s text:c="12"/>}</text:span></text:p>
      <text:p text:style-name="P2"><text:s text:c="7"/><text:span text:style-name="T1">:. | <text:s text:c="2"/>.: <text:s text:c="5"/>|</text:span></text:p>
      <text:p text:style-name="P2"><text:s text:c="7"/><text:span text:style-name="T1">| :...: | <text:s/>|\xxxx/|</text:span></text:p>
      <text:p text:style-name="P2"><text:s text:c="7"/><text:span text:style-name="T1">| <text:s text:c="6"/>| <text:s/>/ <text:s text:c="2"/>xx <text:s/>\</text:span></text:p>
      <text:p text:style-name="P2"><text:s text:c="7"/><text:span text:style-name="T1">| <text:s text:c="6"/>| / <text:s text:c="2"/>*) <text:s text:c="3"/>)</text:span></text:p>
      <text:p text:style-name="P2"><text:s text:c="7"/><text:span text:style-name="T1">| <text:s text:c="6"/>|/ <text:s text:c="9"/>\ <text:s text:c="5"/></text:span></text:p>
      <text:p text:style-name="P2"><text:s text:c="7"/><text:span text:style-name="T1">: <text:s text:c="6"/>: <text:s text:c="11"/>\</text:span></text:p>
      <text:p text:style-name="P2"><text:s text:c="8"/><text:span text:style-name="T1">\_____/ <text:s text:c="4"/>\___ <text:s text:c="4"/>\</text:span></text:p>
      <text:p text:style-name="P2"><text:s text:c="22"/><text:span text:style-name="T1">/ \ <text:s/>) <text:s/>)</text:span></text:p>
      <text:p text:style-name="P2"><text:s text:c="22"/><text:span text:style-name="T1">\ <text:s/>\___/</text:span></text:p>
      <text:p text:style-name="P14"><text:s text:c="23"/><text:span text:style-name="T1">)</text:span></text:p>
      <text:p text:style-name="P27"/>
      <text:p text:style-name="P27"/>
      <text:p text:style-name="P9"><text:s text:c="12"/><text:span text:style-name="T1">( <text:s text:c="16"/>,&amp;&amp;&amp;&amp;</text:span></text:p>
      <text:p text:style-name="P2"><text:s text:c="13"/><text:span text:style-name="T1">) <text:s text:c="15"/>.,.&amp;&amp;</text:span></text:p>
      <text:p text:style-name="P2"><text:s text:c="12"/><text:span text:style-name="T1">( <text:s/>( <text:s text:c="13"/>\=__/</text:span></text:p>
      <text:p text:style-name="P2"><text:s text:c="16"/><text:span text:style-name="T1">) <text:s text:c="12"/>,'-'.</text:span></text:p>
      <text:p text:style-name="P2"><text:s text:c="10"/><text:span text:style-name="T1">( <text:s text:c="3"/>( <text:s/>,, <text:s text:c="5"/>_.__|/ /|</text:span></text:p>
      <text:p text:style-name="P2"><text:s text:c="11"/><text:span text:style-name="T1">) /\ -((------((_|___/ |</text:span></text:p>
      <text:p text:style-name="P2"><text:s text:c="9"/><text:span text:style-name="T1">( <text:s/>// | (`' <text:s text:c="5"/>(( <text:s/>`'--|</text:span></text:p>
      <text:p text:style-name="P2"><text:s text:c="7"/><text:span text:style-name="T1">_ -.;_/ \\--._ <text:s text:c="5"/>\\ \-._/.</text:span></text:p>
      <text:p text:style-name="P2"><text:s text:c="6"/><text:span text:style-name="T1">(_;-// | \ \-'.\ <text:s text:c="3"/>&lt;_,\_\`--'|</text:span></text:p>
      <text:p text:style-name="P2"><text:s text:c="6"/><text:span text:style-name="T1">( `.__ _ <text:s/>___,') <text:s text:c="5"/>&lt;_,-'__,'</text:span></text:p>
      <text:p text:style-name="P14"><text:s text:c="5"/><text:span text:style-name="T1"><text:s text:c="2"/>`'(_ )_)(_)_)'</text:span></text:p>
      <text:p text:style-name="Text_20_body"/>
      <text:p text:style-name="P12"><text:bookmark text:name="taag_output_text"/>_________ <text:s text:c="9"/>_______ <text:s text:c="3"/>_______ <text:s/>_ <text:s text:c="7"/>______ <text:s text:c="2"/>_______ <text:s/>_______ <text:s text:c="3"/>_______ <text:s/>_______ <text:s/>_______ _________ _______ _________</text:p>
      <text:p text:style-name="P23">\__ <text:s text:c="2"/>__/|\ <text:s text:c="4"/>/|( <text:s/>____ \ <text:s/>( <text:s/>____ \( \ <text:s text:c="5"/>( <text:s/>__ <text:s/>\ ( <text:s/>____ \( <text:s/>____ ) <text:s/>( <text:s/>____ \( <text:s/>____ \( <text:s/>____ )\__ <text:s text:c="2"/>__/( <text:s/>____ )\__ <text:s text:c="2"/>__/</text:p>
      <text:p text:style-name="P22"><text:s text:c="3"/><text:span text:style-name="T6">) ( <text:s text:c="2"/>| ) <text:s text:c="2"/>( || ( <text:s text:c="3"/>\/ <text:s/>| ( <text:s text:c="3"/>\/| ( <text:s text:c="5"/>| ( <text:s/>\ <text:s/>)| ( <text:s text:c="3"/>\/| ( <text:s text:c="3"/>)| <text:s/>| ( <text:s text:c="3"/>\/| ( <text:s text:c="3"/>\/| ( <text:s text:c="3"/>)| <text:s text:c="2"/>) ( <text:s text:c="2"/>| ( <text:s text:c="3"/>)| <text:s text:c="2"/>) ( <text:s text:c="2"/></text:span></text:p>
      <text:p text:style-name="P22"><text:s text:c="3"/><text:span text:style-name="T6">| | <text:s text:c="2"/>| (___) || (__ <text:s text:c="5"/>| (__ <text:s text:c="3"/>| | <text:s text:c="5"/>| | <text:s text:c="2"/>) || (__ <text:s text:c="3"/>| (____)| <text:s/>| (_____ | | <text:s text:c="5"/>| (____)| <text:s text:c="2"/>| | <text:s text:c="2"/>| (____)| <text:s text:c="2"/>| | <text:s text:c="2"/></text:span></text:p>
      <text:p text:style-name="P22"/>
      <text:p text:style-name="P22"><text:soft-page-break/></text:p>
      <text:p text:style-name="P22"><text:s text:c="3"/><text:span text:style-name="T6">| | <text:s text:c="2"/>| <text:s/>___ <text:s/>|| <text:s/>__) <text:s text:c="4"/>| <text:s/>__) <text:s text:c="2"/>| | <text:s text:c="5"/>| | <text:s text:c="2"/>| || <text:s/>__) <text:s text:c="2"/>| <text:s text:c="4"/>__) <text:s/>(_____ <text:s/>)| | <text:s text:c="5"/>| <text:s text:c="4"/>__) <text:s text:c="2"/>| | <text:s text:c="2"/>| <text:s/>_____) <text:s text:c="2"/>| | <text:s text:c="2"/></text:span></text:p>
      <text:p text:style-name="P22"><text:s text:c="3"/><text:span text:style-name="T6">| | <text:s text:c="2"/>| ( <text:s text:c="2"/>) || ( <text:s text:c="7"/>| ( <text:s text:c="5"/>| | <text:s text:c="5"/>| | <text:s text:c="2"/>) || ( <text:s text:c="5"/>| (\ ( <text:s text:c="10"/>) || | <text:s text:c="5"/>| (\ ( <text:s text:c="5"/>| | <text:s text:c="2"/>| ( <text:s text:c="8"/>| | <text:s text:c="2"/></text:span></text:p>
      <text:p text:style-name="P22"><text:s text:c="3"/><text:span text:style-name="T6">| | <text:s text:c="2"/>| ) <text:s text:c="2"/>( || (____/\ <text:s/>| (____/\| (____/\| (__/ <text:s/>)| (____/\| ) \ \__ <text:s/>/\____) || (____/\| ) \ \_____) (___| ) <text:s text:c="8"/>| | <text:s text:c="2"/></text:span></text:p>
      <text:p text:style-name="P22"><text:s text:c="3"/><text:span text:style-name="T6">)_( <text:s text:c="2"/>|/ <text:s text:c="4"/>\|(_______/ <text:s/>(_______/(_______/(______/ (_______/|/ <text:s text:c="2"/>\__/ <text:s/>\_______)(_______/|/ <text:s text:c="2"/>\__/\_______/|/ <text:s text:c="9"/>)_( </text:span></text:p>
      <text:p text:style-name="P13"/>
      <text:p text:style-name="P11"><text:s text:c="43"/><text:span text:style-name="T2">.""--.._</text:span></text:p>
      <text:p text:style-name="P4"><text:s text:c="43"/><text:span text:style-name="T2">[] <text:s text:c="5"/>`'--.._</text:span></text:p>
      <text:p text:style-name="P4"><text:s text:c="43"/><text:span text:style-name="T2">||__ <text:s text:c="10"/>`'-,</text:span></text:p>
      <text:p text:style-name="P4"><text:s text:c="41"/><text:span text:style-name="T2">`)||_ ```'--.. <text:s text:c="6"/>\</text:span></text:p>
      <text:p text:style-name="P4"><text:s text:c="21"/><text:span text:style-name="T2">_ <text:s text:c="19"/>/|//} <text:s text:c="7"/>``--._ <text:s/>|</text:span></text:p>
      <text:p text:style-name="P4"><text:s text:c="18"/><text:span text:style-name="T2">.'` `'. <text:s text:c="15"/>/////} <text:s text:c="13"/>`\/</text:span></text:p>
      <text:p text:style-name="P4"><text:s text:c="17"/><text:span text:style-name="T2">/ <text:s/>.""".\ <text:s text:c="13"/>//{///</text:span></text:p>
      <text:p text:style-name="P4"><text:s text:c="16"/><text:span text:style-name="T2">/ <text:s/>/_ <text:s/>_`\\ <text:s text:c="11"/>// `||</text:span></text:p>
      <text:p text:style-name="P4"><text:s text:c="16"/><text:span text:style-name="T2">| |(_)(_)|| <text:s text:c="9"/>_// <text:s text:c="2"/>||</text:span></text:p>
      <text:p text:style-name="P4"><text:s text:c="16"/><text:span text:style-name="T2">| | <text:s/>/\ <text:s/>)| <text:s text:c="7"/>_///\ <text:s text:c="2"/>||</text:span></text:p>
      <text:p text:style-name="P4"><text:s text:c="16"/><text:span text:style-name="T2">| |L====J | <text:s text:c="6"/>/ |/ | <text:s text:c="2"/>||</text:span></text:p>
      <text:p text:style-name="P4"><text:s text:c="15"/><text:span text:style-name="T2">/ <text:s/>/'-..-' / <text:s text:c="3"/>.'` <text:s/>\ <text:s/>| <text:s text:c="2"/>||</text:span></text:p>
      <text:p text:style-name="P4"><text:s text:c="14"/><text:span text:style-name="T2">/ <text:s text:c="2"/>| <text:s/>:: | |_.-` <text:s text:c="5"/>| <text:s/>\ <text:s/>||</text:span></text:p>
      <text:p text:style-name="P4"><text:s text:c="13"/><text:span text:style-name="T2">/| <text:s text:c="2"/>`\-::.| | <text:s text:c="9"/>\ <text:s text:c="2"/>| ||</text:span></text:p>
      <text:p text:style-name="P4"><text:s text:c="11"/><text:span text:style-name="T2">/` `| <text:s text:c="2"/>/ <text:s text:c="3"/>| | <text:s text:c="9"/>| <text:s text:c="2"/>/ ||</text:span></text:p>
      <text:p text:style-name="P4"><text:s text:c="9"/><text:span text:style-name="T2">|` <text:s text:c="3"/>\ <text:s text:c="2"/>| <text:s text:c="3"/>/ / <text:s text:c="9"/>\ <text:s/>| <text:s/>||</text:span></text:p>
      <text:p text:style-name="P4"><text:s text:c="8"/><text:span text:style-name="T2">| <text:s text:c="6"/>`\_| <text:s text:c="3"/>|/ <text:s text:c="5"/>,.__. \ | <text:s/>||</text:span></text:p>
      <text:p text:style-name="P4"><text:s text:c="8"/><text:span text:style-name="T2">/ <text:s text:c="20"/>/` <text:s text:c="3"/>`\ || <text:s/>||</text:span></text:p>
      <text:p text:style-name="P4"><text:s text:c="7"/><text:span text:style-name="T2">| <text:s text:c="10"/>. <text:s text:c="8"/>/ <text:s text:c="7"/>\|| <text:s/>||</text:span></text:p>
      <text:p text:style-name="P4"><text:s text:c="7"/><text:span text:style-name="T2">| <text:s text:c="20"/>| <text:s text:c="8"/>|/ <text:s/>||</text:span></text:p>
      <text:p text:style-name="P4"><text:s text:c="7"/><text:span text:style-name="T2">/ <text:s text:c="8"/>/ <text:s text:c="10"/>| <text:s text:c="8"/>( <text:s text:c="2"/>||</text:span></text:p>
      <text:p text:style-name="P4"><text:s text:c="6"/><text:span text:style-name="T2">/ <text:s text:c="9"/>. <text:s text:c="10"/>/ <text:s text:c="9"/>) <text:s/>||</text:span></text:p>
      <text:p text:style-name="P4"><text:s text:c="5"/><text:span text:style-name="T2">| <text:s text:c="11"/>\ <text:s text:c="9"/>| <text:s text:c="12"/>||</text:span></text:p>
      <text:p text:style-name="P4"><text:s text:c="4"/><text:span text:style-name="T2">/ <text:s text:c="12"/>| <text:s text:c="9"/>/ <text:s text:c="12"/>||</text:span></text:p>
      <text:p text:style-name="P4"><text:s text:c="3"/><text:span text:style-name="T2">|\ <text:s text:c="11"/>/ <text:s text:c="9"/>| <text:s text:c="13"/>||</text:span></text:p>
      <text:p text:style-name="P4"><text:s text:c="3"/><text:span text:style-name="T2">\ `-._ <text:s text:c="6"/>| <text:s text:c="10"/>/ <text:s text:c="13"/>||</text:span></text:p>
      <text:p text:style-name="P4"><text:s text:c="4"/><text:span text:style-name="T2">\ ,//`\ <text:s text:c="3"/>/` <text:s text:c="10"/>| <text:s text:c="13"/>||</text:span></text:p>
      <text:p text:style-name="P4"><text:s text:c="5"/><text:span text:style-name="T2">///\ <text:s/>\ <text:s/>| <text:s text:c="12"/>\ <text:s text:c="13"/>||</text:span></text:p>
      <text:p text:style-name="P4"><text:s text:c="4"/><text:span text:style-name="T2">|||| ) |__/ <text:s text:c="12"/>| <text:s text:c="13"/>||</text:span></text:p>
      <text:p text:style-name="P4"><text:s text:c="4"/><text:span text:style-name="T2">|||| `.( <text:s text:c="15"/>| <text:s text:c="13"/>||</text:span></text:p>
      <text:p text:style-name="P4"><text:s text:c="4"/><text:span text:style-name="T2">`\\` /` <text:s text:c="16"/>/ <text:s text:c="13"/>||</text:span></text:p>
      <text:p text:style-name="P4"><text:s text:c="7"/><text:span text:style-name="T2">/` <text:s text:c="18"/>/ <text:s text:c="13"/>||</text:span></text:p>
      <text:p text:style-name="P4"><text:s text:c="4"/><text:span text:style-name="T2"><text:s text:c="2"/>/ <text:s text:c="20"/>| <text:s text:c="13"/>||</text:span></text:p>
      <text:p text:style-name="P4"><text:s text:c="5"/><text:span text:style-name="T2">| <text:s text:c="21"/>\ <text:s text:c="13"/>||</text:span></text:p>
      <text:p text:style-name="P4"><text:s text:c="4"/><text:span text:style-name="T2">/ <text:s text:c="23"/>| <text:s text:c="12"/>||</text:span></text:p>
      <text:p text:style-name="P4"><text:s text:c="2"/><text:span text:style-name="T2">/` <text:s text:c="25"/>\ <text:s text:c="11"/>||</text:span></text:p>
      <text:p text:style-name="P6">/` <text:s text:c="27"/>| <text:s text:c="11"/>||</text:p>
      <text:p text:style-name="P6">`-.___,-. <text:s text:c="5"/>.-. <text:s text:c="7"/>___,' <text:s text:c="11"/>||</text:p>
      <text:p text:style-name="P17"><text:s text:c="9"/><text:span text:style-name="T2">`---'` <text:s text:c="2"/>`'----'`</text:span></text:p>
      <text:p text:style-name="P13"><text:soft-page-break/></text:p>
      <text:p text:style-name="P11"><text:s text:c="19"/><text:span text:style-name="T1">_.--. <text:s text:c="3"/>.--._</text:span></text:p>
      <text:p text:style-name="P2"><text:s text:c="17"/><text:span text:style-name="T1">." <text:s/>." <text:s text:c="5"/>". <text:s/>".</text:span></text:p>
      <text:p text:style-name="P2"><text:s text:c="16"/><text:span text:style-name="T1">; <text:s/>." <text:s text:c="3"/>/\ <text:s text:c="3"/>". <text:s/>;</text:span></text:p>
      <text:p text:style-name="P2"><text:s text:c="16"/><text:span text:style-name="T1">; <text:s/>'._,-/ <text:s/>\-,_.` <text:s/>;</text:span></text:p>
      <text:p text:style-name="P2"><text:s text:c="16"/><text:span text:style-name="T1">\ <text:s/>,` <text:s/>/ /\ \ <text:s/>`, <text:s/>/</text:span></text:p>
      <text:p text:style-name="P2"><text:s text:c="17"/><text:span text:style-name="T1">\/ <text:s text:c="3"/>\/ <text:s/>\/ <text:s text:c="3"/>\/</text:span></text:p>
      <text:p text:style-name="P2"><text:s text:c="17"/><text:span text:style-name="T1">,=_ <text:s text:c="3"/>\/\/ <text:s text:c="3"/>_=,</text:span></text:p>
      <text:p text:style-name="P2"><text:s text:c="17"/><text:span text:style-name="T1">| <text:s/>"_ <text:s text:c="2"/>\/ <text:s text:c="2"/>_" <text:s/>|</text:span></text:p>
      <text:p text:style-name="P2"><text:s text:c="17"/><text:span text:style-name="T1">|_ <text:s text:c="2"/>'"-..-"' <text:s text:c="2"/>_|</text:span></text:p>
      <text:p text:style-name="P2"><text:s text:c="17"/><text:span text:style-name="T1">| "-. <text:s text:c="7"/>.-" |</text:span></text:p>
      <text:p text:style-name="P2"><text:s text:c="17"/><text:span text:style-name="T1">| <text:s text:c="3"/>"\ <text:s text:c="3"/>/" <text:s text:c="3"/>|</text:span></text:p>
      <text:p text:style-name="P2"><text:s text:c="17"/><text:span text:style-name="T1">| <text:s text:c="5"/>| <text:s/>| <text:s text:c="5"/>|</text:span></text:p>
      <text:p text:style-name="P2"><text:s text:c="9"/><text:span text:style-name="T1">___ <text:s text:c="4"/>| <text:s text:c="5"/>| <text:s/>| <text:s text:c="5"/>| <text:s text:c="4"/>___</text:span></text:p>
      <text:p text:style-name="P2"><text:s text:c="5"/><text:span text:style-name="T1">_,-", <text:s/>", <text:s text:c="2"/>'_ <text:s text:c="4"/>| <text:s/>| <text:s text:c="4"/>_' <text:s text:c="2"/>," <text:s/>,"-,_</text:span></text:p>
      <text:p text:style-name="P2"><text:s text:c="3"/><text:span text:style-name="T1">_( <text:s/>\ <text:s/>\ <text:s text:c="2"/>\"=--"-. <text:s/>| <text:s/>| <text:s/>.-"--="/ <text:s text:c="2"/>/ <text:s/>/ <text:s/>)_</text:span></text:p>
      <text:p text:style-name="P2"><text:s/><text:span text:style-name="T1">," <text:s/>\ <text:s/>\ <text:s/>\ <text:s text:c="2"/>\ <text:s text:c="5"/>"-'--'-" <text:s text:c="5"/>/ <text:s text:c="2"/>/ <text:s/>/ <text:s/>/ <text:s/>".</text:span></text:p>
      <text:p text:style-name="P3">! <text:s text:c="4"/>\ <text:s/>\ <text:s/>\ <text:s text:c="2"/>\ <text:s text:c="17"/>/ <text:s text:c="2"/>/ <text:s/>/ <text:s/>/ <text:s text:c="4"/>!</text:p>
      <text:p text:style-name="P27">: <text:s text:c="5"/>\ <text:s/>\ <text:s/>\ <text:s text:c="2"/>\ <text:s text:c="15"/>/ <text:s text:c="2"/>/ <text:s/>/ <text:s/>/ <text:s text:c="5"/>|</text:p>
      <text:p text:style-name="P27"/>
      <text:p text:style-name="P27"/>
      <text:p text:style-name="P2"><text:s text:c="24"/><text:span text:style-name="T1">___</text:span></text:p>
      <text:p text:style-name="P2"><text:s text:c="21"/><text:span text:style-name="T1">.-' <text:s text:c="2"/>`'.</text:span></text:p>
      <text:p text:style-name="P2"><text:s text:c="20"/><text:span text:style-name="T1">/ <text:s text:c="8"/>\</text:span></text:p>
      <text:p text:style-name="P2"><text:s text:c="20"/><text:span text:style-name="T1">| <text:s text:c="8"/>;</text:span></text:p>
      <text:p text:style-name="P2"><text:s text:c="20"/><text:span text:style-name="T1">| <text:s text:c="8"/>| <text:s text:c="10"/>___.--,</text:span></text:p>
      <text:p text:style-name="P2"><text:s text:c="11"/><text:span text:style-name="T1">_.._ <text:s text:c="4"/>|0) ~ (0) | <text:s text:c="3"/>_.---'`__.-( (_.</text:span></text:p>
      <text:p text:style-name="P2"><text:s text:c="4"/><text:span text:style-name="T1">__.--'`_.. '.__.\ <text:s text:c="3"/>'--. \_.-' ,.--'` <text:s text:c="4"/>`""`</text:span></text:p>
      <text:p text:style-name="P2"><text:s text:c="3"/><text:span text:style-name="T1">( ,.--'` <text:s text:c="2"/>',__ /./; <text:s text:c="2"/>;, '.__.'` <text:s text:c="3"/>__</text:span></text:p>
      <text:p text:style-name="P2"><text:s text:c="3"/><text:span text:style-name="T1">_`) ) <text:s/>.---.__.' / | <text:s text:c="2"/>|\ <text:s text:c="2"/>\__..--"" <text:s/>"""--.,_</text:span></text:p>
      <text:p text:style-name="P2"><text:s text:c="2"/><text:span text:style-name="T1">`---' .'.''-._.-'`_./ <text:s/>/\ '. <text:s/>\ _.-~~~````~~~-._`-.__.'</text:span></text:p>
      <text:p text:style-name="P2"><text:s text:c="8"/><text:span text:style-name="T1">| | <text:s/>.' _.-' | <text:s/>| <text:s/>\ <text:s/>\ <text:s/>'. <text:s text:c="14"/>`~---`</text:span></text:p>
      <text:p text:style-name="P2"><text:s text:c="9"/><text:span text:style-name="T1">\ \/ .' <text:s text:c="4"/>\ <text:s/>\ <text:s text:c="2"/>'. '-._)</text:span></text:p>
      <text:p text:style-name="P2"><text:s text:c="10"/><text:span text:style-name="T1">\/ / <text:s text:c="7"/>\ <text:s/>\ <text:s text:c="3"/>`=.__`~-.</text:span></text:p>
      <text:p text:style-name="P2"><text:s text:c="8"/><text:span text:style-name="T1"><text:s text:c="2"/>/ /\ <text:s text:c="8"/>`) ) <text:s text:c="3"/>/ / `"".`\</text:span></text:p>
      <text:p text:style-name="P2"><text:s text:c="4"/><text:span text:style-name="T1">, _.-'.'\ \ <text:s text:c="7"/>/ / <text:s text:c="3"/>( ( <text:s text:c="4"/>/ /</text:span></text:p>
      <text:p text:style-name="P2"><text:s text:c="5"/><text:span text:style-name="T1">`--~` <text:s text:c="2"/>) ) <text:s text:c="3"/>.-'.' <text:s text:c="5"/>'.'. <text:s/>| (</text:span></text:p>
      <text:p text:style-name="P2"><text:s text:c="12"/><text:span text:style-name="T1">(/` <text:s text:c="3"/>( (` <text:s text:c="9"/>) ) <text:s/>'-;</text:span></text:p>
      <text:p text:style-name="P14"><text:s text:c="13"/><text:span text:style-name="T1">` <text:s text:c="5"/>'-; <text:s text:c="8"/>(-'</text:span></text:p>
      <text:p text:style-name="Text_20_body"><text:lin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ourier New" svg:font-family="'Courier New', monospace"/>
    <style:font-face style:name="Droid Sans Mono" svg:font-family="'Droid Sans Mono', 'Lucida Console', 'Andale Mono', 'Courier New', Courier, monospace"/>
    <style:font-face style:name="Mangal1" svg:font-family="Mangal"/>
    <style:font-face style:name="Menlo" svg:font-family="Menlo, Monaco, Consolas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1:19:01.477000000</meta:creation-date>
    <dc:date>2016-04-19T16:38:59.46</dc:date>
    <meta:editing-duration>PT4H52M35S</meta:editing-duration>
    <meta:editing-cycles>6</meta:editing-cycles>
    <meta:generator>OpenOffice/4.0.1$Win32 OpenOffice.org_project/401m5$Build-9714</meta:generator>
    <meta:document-statistic meta:table-count="1" meta:image-count="0" meta:object-count="0" meta:page-count="10" meta:paragraph-count="460" meta:word-count="1977" meta:character-count="18201"/>
  </office:meta>
</office:document-meta>
</file>